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4000000425885849FA97CE440.png" manifest:media-type="image/png"/>
  <manifest:file-entry manifest:full-path="Pictures/1000171D0000070C000006D6E7CF3E986AE6BC53.svg" manifest:media-type="image/svg+xml"/>
  <manifest:file-entry manifest:full-path="Pictures/100000010000004400000042CE3398D100D3E832.png" manifest:media-type="image/png"/>
  <manifest:file-entry manifest:full-path="Pictures/100017250000070C000006D67DE39097F9CCF29B.svg" manifest:media-type="image/svg+xml"/>
  <manifest:file-entry manifest:full-path="Pictures/10000E5400000707000006D216741E64C7875B85.svg" manifest:media-type="image/svg+xml"/>
  <manifest:file-entry manifest:full-path="Pictures/1000000100000044000000423F74BA147A1D153D.png" manifest:media-type="image/png"/>
  <manifest:file-entry manifest:full-path="Pictures/1000000100000044000000425B0BAD8907EA9FE0.png" manifest:media-type="image/png"/>
  <manifest:file-entry manifest:full-path="Pictures/100000010000004400000042BA82A2B915D10E0D.png" manifest:media-type="image/png"/>
  <manifest:file-entry manifest:full-path="Pictures/100017270000070C000006D68F3A8BD1AAF21ECD.svg" manifest:media-type="image/svg+xml"/>
  <manifest:file-entry manifest:full-path="Pictures/100000010000003100000031EAA2E496F672E8C6.png" manifest:media-type="image/png"/>
  <manifest:file-entry manifest:full-path="Pictures/1000239300000510000005101E7D264D49743582.svg" manifest:media-type="image/svg+xml"/>
  <manifest:file-entry manifest:full-path="Pictures/1000000100000044000000428EC9B88F47106377.png" manifest:media-type="image/png"/>
  <manifest:file-entry manifest:full-path="Pictures/100022190000070C000006D6D18F8B6EC313B3E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Полужирный" style:font-family-generic="swiss" style:font-pitch="variable"/>
    <style:font-face style:name="Arial1" svg:font-family="Arial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3.466cm" fo:min-width="25.662cm"/>
    </style:style>
    <style:style style:name="gr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10.632cm" fo:min-width="6.091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9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729fc0" draw:opacity="100%" draw:textarea-horizontal-align="justify" draw:textarea-vertical-align="middle" draw:auto-grow-height="false" fo:min-height="11.933cm" fo:min-width="6.749cm" fo:padding-top="0.165cm" fo:padding-bottom="0.165cm" fo:padding-left="0.29cm" fo:padding-right="0.29cm"/>
    </style:style>
    <style:style style:name="gr1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1" style:family="graphic" style:parent-style-name="standard">
      <style:graphic-properties draw:stroke="none" draw:fill-color="#fafafa" draw:textarea-horizontal-align="justify" draw:textarea-vertical-align="middle" draw:auto-grow-height="false" fo:min-height="1.404cm" fo:min-width="3.4cm"/>
    </style:style>
    <style:style style:name="gr12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059cm"/>
    </style:style>
    <style:style style:name="gr13" style:family="graphic" style:parent-style-name="standard">
      <style:graphic-properties draw:stroke="none" draw:fill-color="#fafafa" draw:textarea-horizontal-align="justify" draw:textarea-vertical-align="middle" draw:auto-grow-height="false" fo:min-height="2.089cm" fo:min-width="1.839cm"/>
    </style:style>
    <style:style style:name="gr14" style:family="graphic" style:parent-style-name="standard">
      <style:graphic-properties draw:stroke="none" draw:fill-color="#fafafa" draw:textarea-horizontal-align="justify" draw:textarea-vertical-align="middle" draw:auto-grow-height="false" fo:min-height="1.7cm" fo:min-width="1.451cm"/>
    </style:style>
    <style:style style:name="gr15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209cm"/>
    </style:style>
    <style:style style:name="gr16" style:family="graphic" style:parent-style-name="standard" style:list-style-name="L1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8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10.632cm" fo:min-width="6.112cm" fo:padding-top="0.165cm" fo:padding-bottom="0.165cm" fo:padding-left="0.29cm" fo:padding-right="0.29cm"/>
    </style:style>
    <style:style style:name="gr19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1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2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7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9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3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5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3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7" style:family="graphic" style:parent-style-name="standard">
      <style:graphic-properties draw:stroke="solid" svg:stroke-color="#990000" draw:fill-color="#fe0202" draw:opacity="73%" draw:textarea-horizontal-align="justify" draw:textarea-vertical-align="middle" draw:auto-grow-height="false" fo:min-height="1.015cm" fo:min-width="0.832cm" draw:shadow="hidden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solid" draw:fill-color="#d4edfb" draw:opacity="100%"/>
      <style:paragraph-properties fo:text-align="center"/>
    </style:style>
    <style:style style:name="P5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6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7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8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fo:font-size="14pt" fo:font-weight="bold" style:font-size-asian="14pt" style:font-weight-asian="bold" style:font-size-complex="14pt" style:font-weight-complex="bold" fo:hyphenate="false"/>
    </style:style>
    <style:style style:name="P11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fo:font-size="14pt" fo:font-weight="bold" style:font-size-asian="14pt" style:font-weight-asian="bold" style:font-size-complex="14pt" style:font-weight-complex="bold" fo:hyphenate="false"/>
    </style:style>
    <style:style style:name="P12" style:family="paragraph">
      <loext:graphic-properties draw:fill="solid" draw:fill-color="#729fc0" draw:opacity="100%"/>
      <style:paragraph-properties fo:text-align="center"/>
    </style:style>
    <style:style style:name="P13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14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15" style:family="paragraph">
      <loext:graphic-properties draw:fill-color="#fafafa"/>
      <style:paragraph-properties fo:text-align="center"/>
    </style:style>
    <style:style style:name="P16" style:family="paragraph">
      <loext:graphic-properties draw:fill="solid" draw:fill-color="#ff7f2a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17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" fo:font-size="13pt" fo:font-weight="normal" style:font-size-asian="13pt" style:font-weight-asian="normal" style:font-size-complex="13pt" style:font-weight-complex="normal" fo:hyphenate="false"/>
    </style:style>
    <style:style style:name="P18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" fo:font-size="13pt" fo:font-weight="normal" style:font-size-asian="13pt" style:font-weight-asian="normal" style:font-size-complex="13pt" style:font-weight-complex="normal" fo:hyphenate="false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weight="bold"/>
    </style:style>
    <style:style style:name="P21" style:family="paragraph">
      <loext:graphic-properties draw:fill-color="#fe0202" draw:opacity="73%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2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3pt" fo:letter-spacing="0.005cm" fo:font-style="normal" style:text-underline-style="none" fo:font-weight="bold" style:font-name-asian="DIN Alternate Bold1" style:font-size-asian="13pt" style:font-style-asian="normal" style:font-weight-asian="bold" style:font-name-complex="DIN Alternate Bold1" style:font-size-complex="13pt" style:font-style-complex="normal" style:font-weight-complex="bold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4" style:family="text">
      <style:text-properties fo:font-variant="normal" fo:text-transform="none" fo:color="#597fa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6.162cm" svg:height="13.716cm" svg:x="0.365cm" svg:y="1.889cm">
          <text:p/>
          <draw:enhanced-geometry svg:viewBox="0 0 21600 21600" draw:type="rectangle" draw:enhanced-path="M 0 0 L 21600 0 21600 21600 0 21600 0 0 Z N"/>
        </draw:custom-shape>
        <draw:custom-shape draw:name="DB Pod N_3" draw:style-name="gr2" draw:text-style-name="P3" draw:layer="layout" svg:width="2.361cm" svg:height="0.749cm" svg:x="12.228cm" svg:y="8.228cm">
          <text:p text:style-name="P2"><text:span text:style-name="T1">D</text:span><text:span text:style-name="T1">B</text:span><text:span text:style-name="T1"> </text:span><text:span text:style-name="T1">P</text:span><text:span text:style-name="T1">o</text:span><text:span text:style-name="T1">d</text:span><text:span text:style-name="T1"> 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6.985cm" svg:height="11.276cm" svg:x="1.024cm" svg:y="3.1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4" draw:style-name="gr4" draw:text-style-name="P6" draw:layer="layout" svg:width="2.968cm" svg:height="0.83cm" svg:x="4.673cm" svg:y="10.171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1" draw:style-name="gr5" draw:text-style-name="P8" draw:layer="layout" svg:width="2.826cm" svg:height="0.876cm" svg:x="4.759cm" svg:y="5.467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9" draw:layer="layout" svg:x1="1.08cm" svg:y1="12.487cm" svg:x2="7.969cm" svg:y2="12.487cm">
          <text:p/>
        </draw:line>
        <draw:frame draw:style-name="gr7" draw:text-style-name="P9" draw:layer="layout" svg:width="1.803cm" svg:height="1.749cm" svg:x="5.273cm" svg:y="3.79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8EC9B88F47106377.png" xlink:type="simple" xlink:show="embed" xlink:actuate="onLoad" draw:mime-type="image/png"/>
        </draw:frame>
        <draw:custom-shape draw:name="Storage Area Network_4" draw:style-name="gr8" draw:text-style-name="P11" draw:layer="layout" svg:width="5.108cm" svg:height="0.87cm" svg:x="2.012cm" svg:y="12.955cm">
          <text:p text:style-name="P10"><text:span text:style-name="T4">Cluste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2" draw:layer="layout" svg:width="7.385cm" svg:height="12.319cm" svg:x="9.665cm" svg:y="2.6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torage Area Network_1" draw:style-name="gr10" draw:text-style-name="P14" draw:layer="layout" svg:width="7.62cm" svg:height="0.876cm" svg:x="9.63cm" svg:y="11.155cm">
          <text:p text:style-name="P13"><text:span text:style-name="T5">pgBac</text:span><text:span text:style-name="T5">kRest </text:span><text:span text:style-name="T5">reposit</text:span><text:span text:style-name="T5">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1" draw:text-style-name="P15" draw:layer="layout" svg:width="3.9cm" svg:height="1.654cm" svg:x="11.226cm" svg:y="8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5" draw:layer="layout" svg:width="2.205cm" svg:height="2.205cm" svg:x="10.365cm" svg:y="8.3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3.307cm" svg:height="3.307cm" svg:x="12.37cm" svg:y="6.6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2.757cm" svg:height="2.756cm" svg:x="13.693cm" svg:y="7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2.415cm" svg:height="2.205cm" svg:x="11.28cm" svg:y="7.2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CSI_4" draw:style-name="gr16" draw:text-style-name="P16" draw:layer="layout" svg:width="1.905cm" svg:height="1.905cm" svg:x="12.506cm" svg:y="8.0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7" draw:text-style-name="P9" draw:layer="layout" svg:width="1.295cm" svg:height="1.295cm" svg:x="12.821cm" svg:y="8.3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0010000003100000031EAA2E496F672E8C6.png" xlink:type="simple" xlink:show="embed" xlink:actuate="onLoad" draw:mime-type="image/png"/>
            <svg:title>Icon-Resource/Storage/Res_Amazon-Simple-Storage_Bucket_48_Dark</svg:title>
          </draw:frame>
        </draw:g>
        <draw:frame draw:style-name="gr7" draw:text-style-name="P9" draw:layer="layout" svg:width="1.803cm" svg:height="1.749cm" svg:x="5.267cm" svg:y="8.365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5B0BAD8907EA9FE0.png" xlink:type="simple" xlink:show="embed" xlink:actuate="onLoad" draw:mime-type="image/png"/>
        </draw:frame>
        <draw:frame draw:style-name="gr7" draw:text-style-name="P9" draw:layer="layout" svg:width="1.158cm" svg:height="1.124cm" svg:x="1.644cm" svg:y="2.582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3F74BA147A1D153D.png" xlink:type="simple" xlink:show="embed" xlink:actuate="onLoad" draw:mime-type="image/png"/>
        </draw:frame>
        <draw:g>
          <draw:custom-shape draw:name="DB Pod N_ 1" draw:style-name="gr17" draw:text-style-name="P18" draw:layer="layout" svg:width="2.216cm" svg:height="0.83cm" svg:x="1.761cm" svg:y="11.506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1.966cm" svg:y="7.096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5885849FA97CE440.png" xlink:type="simple" xlink:show="embed" xlink:actuate="onLoad" draw:mime-type="image/png"/>
          </draw:frame>
          <draw:frame draw:style-name="gr7" draw:text-style-name="P9" draw:layer="layout" svg:width="1.803cm" svg:height="1.749cm" svg:x="1.966cm" svg:y="8.377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5885849FA97CE440.png" xlink:type="simple" xlink:show="embed" xlink:actuate="onLoad" draw:mime-type="image/png"/>
          </draw:frame>
          <draw:frame draw:style-name="gr7" draw:text-style-name="P9" draw:layer="layout" svg:width="1.803cm" svg:height="1.749cm" svg:x="1.966cm" svg:y="9.656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5885849FA97CE440.png" xlink:type="simple" xlink:show="embed" xlink:actuate="onLoad" draw:mime-type="image/png"/>
          </draw:frame>
        </draw:g>
        <draw:custom-shape draw:style-name="gr18" draw:text-style-name="P4" draw:layer="layout" svg:width="7.006cm" svg:height="11.276cm" svg:x="18.678cm" svg:y="3.1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2" draw:style-name="gr19" draw:text-style-name="P6" draw:layer="layout" svg:width="2.968cm" svg:height="0.83cm" svg:x="18.974cm" svg:y="10.193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1" draw:style-name="gr20" draw:text-style-name="P8" draw:layer="layout" svg:width="2.826cm" svg:height="0.876cm" svg:x="22.26cm" svg:y="5.489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22.774cm" svg:y="3.813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8EC9B88F47106377.png" xlink:type="simple" xlink:show="embed" xlink:actuate="onLoad" draw:mime-type="image/png"/>
        </draw:frame>
        <draw:custom-shape draw:name="Storage Area Network_ 1" draw:style-name="gr21" draw:text-style-name="P11" draw:layer="layout" svg:width="5.108cm" svg:height="1.458cm" svg:x="19.613cm" svg:y="12.683cm">
          <text:p text:style-name="P10"><text:span text:style-name="T4">Cluster2 (standb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158cm" svg:height="1.124cm" svg:x="19.245cm" svg:y="2.604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3F74BA147A1D153D.png" xlink:type="simple" xlink:show="embed" xlink:actuate="onLoad" draw:mime-type="image/png"/>
        </draw:frame>
        <draw:g>
          <draw:custom-shape draw:name="DB Pod N_ 1" draw:style-name="gr22" draw:text-style-name="P18" draw:layer="layout" svg:width="2.216cm" svg:height="0.83cm" svg:x="22.562cm" svg:y="11.528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23" draw:text-style-name="P19" draw:layer="layout" svg:width="1.803cm" svg:height="1.749cm" svg:x="22.732cm" svg:y="7.096cm">
            <draw:image xlink:href="Pictures/100017250000070C000006D67DE39097F9CCF29B.svg" xlink:type="simple" xlink:show="embed" xlink:actuate="onLoad" draw:mime-type="image/svg+xml">
              <text:p/>
            </draw:image>
            <draw:image xlink:href="Pictures/100000010000004400000042CE3398D100D3E832.png" xlink:type="simple" xlink:show="embed" xlink:actuate="onLoad" draw:mime-type="image/png"/>
          </draw:frame>
          <draw:frame draw:style-name="gr23" draw:text-style-name="P19" draw:layer="layout" svg:width="1.803cm" svg:height="1.749cm" svg:x="22.733cm" svg:y="8.397cm">
            <draw:image xlink:href="Pictures/100017250000070C000006D67DE39097F9CCF29B.svg" xlink:type="simple" xlink:show="embed" xlink:actuate="onLoad" draw:mime-type="image/svg+xml">
              <text:p/>
            </draw:image>
            <draw:image xlink:href="Pictures/100000010000004400000042CE3398D100D3E832.png" xlink:type="simple" xlink:show="embed" xlink:actuate="onLoad" draw:mime-type="image/png"/>
          </draw:frame>
          <draw:frame draw:style-name="gr23" draw:text-style-name="P19" draw:layer="layout" svg:width="1.803cm" svg:height="1.749cm" svg:x="22.733cm" svg:y="9.697cm">
            <draw:image xlink:href="Pictures/100017250000070C000006D67DE39097F9CCF29B.svg" xlink:type="simple" xlink:show="embed" xlink:actuate="onLoad" draw:mime-type="image/svg+xml">
              <text:p/>
            </draw:image>
            <draw:image xlink:href="Pictures/100000010000004400000042CE3398D100D3E832.png" xlink:type="simple" xlink:show="embed" xlink:actuate="onLoad" draw:mime-type="image/png"/>
          </draw:frame>
          <draw:frame draw:style-name="gr23" draw:text-style-name="P19" draw:layer="layout" svg:width="1.803cm" svg:height="1.749cm" svg:x="19.415cm" svg:y="8.295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BA82A2B915D10E0D.png" xlink:type="simple" xlink:show="embed" xlink:actuate="onLoad" draw:mime-type="image/png"/>
          </draw:frame>
        </draw:g>
        <draw:line draw:style-name="gr6" draw:text-style-name="P9" draw:layer="layout" svg:x1="1.077cm" svg:y1="6.487cm" svg:x2="7.966cm" svg:y2="6.487cm">
          <text:p/>
        </draw:line>
        <draw:line draw:style-name="gr6" draw:text-style-name="P9" draw:layer="layout" svg:x1="18.738cm" svg:y1="12.487cm" svg:x2="25.627cm" svg:y2="12.487cm">
          <text:p/>
        </draw:line>
        <draw:line draw:style-name="gr6" draw:text-style-name="P9" draw:layer="layout" svg:x1="18.735cm" svg:y1="6.487cm" svg:x2="25.624cm" svg:y2="6.487cm">
          <text:p/>
        </draw:line>
        <draw:line draw:style-name="gr24" draw:text-style-name="P20" draw:layer="layout" svg:x1="7.323cm" svg:y1="9.382cm" svg:x2="12.211cm" svg:y2="9.382cm">
          <text:p/>
        </draw:line>
        <draw:line draw:style-name="gr25" draw:text-style-name="P20" draw:layer="layout" svg:x1="14.751cm" svg:y1="9.382cm" svg:x2="19.288cm" svg:y2="9.382cm">
          <text:p/>
        </draw:line>
      </draw:page>
      <draw:page draw:name="page2" draw:style-name="dp1" draw:master-page-name="Обычный">
        <draw:custom-shape draw:style-name="gr1" draw:text-style-name="P1" draw:layer="layout" svg:width="26.162cm" svg:height="13.716cm" svg:x="0.365cm" svg:y="1.889cm">
          <text:p/>
          <draw:enhanced-geometry svg:viewBox="0 0 21600 21600" draw:type="rectangle" draw:enhanced-path="M 0 0 L 21600 0 21600 21600 0 21600 0 0 Z N"/>
        </draw:custom-shape>
        <draw:custom-shape draw:name="DB Pod N_ 5" draw:style-name="gr26" draw:text-style-name="P3" draw:layer="layout" svg:width="2.361cm" svg:height="0.749cm" svg:x="12.228cm" svg:y="8.228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6.985cm" svg:height="11.276cm" svg:x="1.024cm" svg:y="3.1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6" draw:style-name="gr27" draw:text-style-name="P6" draw:layer="layout" svg:width="2.968cm" svg:height="0.83cm" svg:x="4.673cm" svg:y="10.171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4" draw:style-name="gr28" draw:text-style-name="P8" draw:layer="layout" svg:width="2.826cm" svg:height="0.876cm" svg:x="4.759cm" svg:y="5.467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9" draw:layer="layout" svg:x1="1.08cm" svg:y1="12.487cm" svg:x2="7.969cm" svg:y2="12.487cm">
          <text:p/>
        </draw:line>
        <draw:frame draw:style-name="gr7" draw:text-style-name="P9" draw:layer="layout" svg:width="1.803cm" svg:height="1.749cm" svg:x="5.273cm" svg:y="3.79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8EC9B88F47106377.png" xlink:type="simple" xlink:show="embed" xlink:actuate="onLoad" draw:mime-type="image/png"/>
        </draw:frame>
        <draw:custom-shape draw:name="Storage Area Network_ 5" draw:style-name="gr29" draw:text-style-name="P11" draw:layer="layout" svg:width="5.108cm" svg:height="0.87cm" svg:x="2.012cm" svg:y="12.955cm">
          <text:p text:style-name="P10"><text:span text:style-name="T4">Cluste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2" draw:layer="layout" svg:width="7.385cm" svg:height="12.319cm" svg:x="9.665cm" svg:y="2.6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torage Area Network_ 6" draw:style-name="gr30" draw:text-style-name="P14" draw:layer="layout" svg:width="7.62cm" svg:height="0.876cm" svg:x="9.63cm" svg:y="11.155cm">
          <text:p text:style-name="P13"><text:span text:style-name="T5">pgBackRest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1" draw:text-style-name="P15" draw:layer="layout" svg:width="3.9cm" svg:height="1.654cm" svg:x="11.226cm" svg:y="8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5" draw:layer="layout" svg:width="2.205cm" svg:height="2.205cm" svg:x="10.365cm" svg:y="8.3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3.307cm" svg:height="3.307cm" svg:x="12.37cm" svg:y="6.6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2.757cm" svg:height="2.756cm" svg:x="13.693cm" svg:y="7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2.415cm" svg:height="2.205cm" svg:x="11.28cm" svg:y="7.2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CSI_4" draw:style-name="gr31" draw:text-style-name="P16" draw:layer="layout" svg:width="1.905cm" svg:height="1.905cm" svg:x="12.506cm" svg:y="8.0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7" draw:text-style-name="P9" draw:layer="layout" svg:width="1.295cm" svg:height="1.295cm" svg:x="12.821cm" svg:y="8.3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0010000003100000031EAA2E496F672E8C6.png" xlink:type="simple" xlink:show="embed" xlink:actuate="onLoad" draw:mime-type="image/png"/>
            <svg:title>Icon-Resource/Storage/Res_Amazon-Simple-Storage_Bucket_48_Dark</svg:title>
          </draw:frame>
        </draw:g>
        <draw:frame draw:style-name="gr7" draw:text-style-name="P9" draw:layer="layout" svg:width="1.158cm" svg:height="1.124cm" svg:x="1.644cm" svg:y="2.582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3F74BA147A1D153D.png" xlink:type="simple" xlink:show="embed" xlink:actuate="onLoad" draw:mime-type="image/png"/>
        </draw:frame>
        <draw:g>
          <draw:custom-shape draw:name="DB Pod N_ 1" draw:style-name="gr32" draw:text-style-name="P18" draw:layer="layout" svg:width="2.216cm" svg:height="0.83cm" svg:x="1.761cm" svg:y="11.506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1.966cm" svg:y="7.096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5885849FA97CE440.png" xlink:type="simple" xlink:show="embed" xlink:actuate="onLoad" draw:mime-type="image/png"/>
          </draw:frame>
          <draw:frame draw:style-name="gr7" draw:text-style-name="P9" draw:layer="layout" svg:width="1.803cm" svg:height="1.749cm" svg:x="1.966cm" svg:y="8.377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5885849FA97CE440.png" xlink:type="simple" xlink:show="embed" xlink:actuate="onLoad" draw:mime-type="image/png"/>
          </draw:frame>
          <draw:frame draw:style-name="gr7" draw:text-style-name="P9" draw:layer="layout" svg:width="1.803cm" svg:height="1.749cm" svg:x="1.966cm" svg:y="9.656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5885849FA97CE440.png" xlink:type="simple" xlink:show="embed" xlink:actuate="onLoad" draw:mime-type="image/png"/>
          </draw:frame>
          <draw:frame draw:style-name="gr7" draw:text-style-name="P9" draw:layer="layout" svg:width="1.803cm" svg:height="1.749cm" svg:x="5.293cm" svg:y="8.366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5885849FA97CE440.png" xlink:type="simple" xlink:show="embed" xlink:actuate="onLoad" draw:mime-type="image/png"/>
          </draw:frame>
        </draw:g>
        <draw:custom-shape draw:style-name="gr18" draw:text-style-name="P4" draw:layer="layout" svg:width="7.006cm" svg:height="11.276cm" svg:x="18.678cm" svg:y="3.1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7" draw:style-name="gr33" draw:text-style-name="P6" draw:layer="layout" svg:width="2.968cm" svg:height="0.83cm" svg:x="18.974cm" svg:y="10.193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5" draw:style-name="gr34" draw:text-style-name="P8" draw:layer="layout" svg:width="2.826cm" svg:height="0.876cm" svg:x="22.26cm" svg:y="5.489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22.774cm" svg:y="3.813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8EC9B88F47106377.png" xlink:type="simple" xlink:show="embed" xlink:actuate="onLoad" draw:mime-type="image/png"/>
        </draw:frame>
        <draw:custom-shape draw:name="Storage Area Network_ 7" draw:style-name="gr35" draw:text-style-name="P11" draw:layer="layout" svg:width="5.108cm" svg:height="0.87cm" svg:x="19.613cm" svg:y="12.977cm">
          <text:p text:style-name="P10"><text:span text:style-name="T4">Cluster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19.468cm" svg:y="8.387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5B0BAD8907EA9FE0.png" xlink:type="simple" xlink:show="embed" xlink:actuate="onLoad" draw:mime-type="image/png"/>
        </draw:frame>
        <draw:frame draw:style-name="gr7" draw:text-style-name="P9" draw:layer="layout" svg:width="1.158cm" svg:height="1.124cm" svg:x="19.245cm" svg:y="2.604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3F74BA147A1D153D.png" xlink:type="simple" xlink:show="embed" xlink:actuate="onLoad" draw:mime-type="image/png"/>
        </draw:frame>
        <draw:g>
          <draw:custom-shape draw:name="DB Pod N_ 1" draw:style-name="gr36" draw:text-style-name="P18" draw:layer="layout" svg:width="2.216cm" svg:height="0.83cm" svg:x="22.562cm" svg:y="11.528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22.767cm" svg:y="7.118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5885849FA97CE440.png" xlink:type="simple" xlink:show="embed" xlink:actuate="onLoad" draw:mime-type="image/png"/>
          </draw:frame>
          <draw:frame draw:style-name="gr7" draw:text-style-name="P9" draw:layer="layout" svg:width="1.803cm" svg:height="1.749cm" svg:x="22.767cm" svg:y="8.399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5885849FA97CE440.png" xlink:type="simple" xlink:show="embed" xlink:actuate="onLoad" draw:mime-type="image/png"/>
          </draw:frame>
          <draw:frame draw:style-name="gr7" draw:text-style-name="P9" draw:layer="layout" svg:width="1.803cm" svg:height="1.749cm" svg:x="22.767cm" svg:y="9.678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5885849FA97CE440.png" xlink:type="simple" xlink:show="embed" xlink:actuate="onLoad" draw:mime-type="image/png"/>
          </draw:frame>
        </draw:g>
        <draw:line draw:style-name="gr6" draw:text-style-name="P9" draw:layer="layout" svg:x1="1.077cm" svg:y1="6.487cm" svg:x2="7.966cm" svg:y2="6.487cm">
          <text:p/>
        </draw:line>
        <draw:line draw:style-name="gr6" draw:text-style-name="P9" draw:layer="layout" svg:x1="18.738cm" svg:y1="12.487cm" svg:x2="25.627cm" svg:y2="12.487cm">
          <text:p/>
        </draw:line>
        <draw:line draw:style-name="gr6" draw:text-style-name="P9" draw:layer="layout" svg:x1="18.735cm" svg:y1="6.487cm" svg:x2="25.624cm" svg:y2="6.487cm">
          <text:p/>
        </draw:line>
        <draw:line draw:style-name="gr24" draw:text-style-name="P20" draw:layer="layout" svg:x1="14.751cm" svg:y1="9.382cm" svg:x2="19.415cm" svg:y2="9.382cm">
          <text:p/>
        </draw:line>
        <draw:polygon draw:style-name="gr37" draw:text-style-name="P21" draw:layer="layout" svg:width="7.87cm" svg:height="7.87cm" svg:x="0.502cm" svg:y="5.195cm" svg:viewBox="0 0 7871 7871" draw:points="6852,0 7804,931 4854,3948 7871,6899 6987,7803 3969,4853 1018,7871 66,6939 3017,3922 0,971 884,67 3902,3017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Полужирный" style:font-family-generic="swiss" style:font-pitch="variable"/>
    <style:font-face style:name="Arial1" svg:font-family="Arial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30T19:12:05.118822151</meta:creation-date>
    <dc:date>2022-02-03T22:47:05.032035307</dc:date>
    <meta:editing-duration>PT1H43S</meta:editing-duration>
    <meta:editing-cycles>7</meta:editing-cycles>
    <meta:generator>LibreOffice/7.2.4.1$Linux_X86_64 LibreOffice_project/20$Build-1</meta:generator>
    <meta:document-statistic meta:object-count="84"/>
  </office:meta>
</office:document-meta>
</file>